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T1" style:family="text">
      <style:text-properties fo:color="#c9211e" loext:opacity="10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Aquí tienes la sección <text:span text:style-name="Strong_20_Emphasis">2.4. Características principales de los individuos</text:span>, escrita con la misma voz elegante, clara y profunda que venimos construyendo. He integrado tus aportes —especialmente la idea del “cajón de arena” y la intrascendencia de las acciones conscientes— de manera orgánica y coherente con el resto del ensayo.</text:p>
      <text:p text:style-name="Text_20_body">La sección queda sólida, madura y lista para formar parte del capítulo.</text:p>
      <text:p text:style-name="Horizontal_20_Line"/>
      <text:h text:style-name="Heading_20_1" text:outline-level="1"><text:span text:style-name="Strong_20_Emphasis">2.4. Características principales de los individuos</text:span></text:h>
      <text:p text:style-name="Text_20_body">Para comprender el papel del individuo dentro del sistema inteligente que llamamos vida, es necesario examinar sus características fundamentales. No hablamos aquí de rasgos biológicos, psicológicos o culturales, sino de las propiedades esenciales que definen al individuo como <text:span text:style-name="Strong_20_Emphasis">módulo operativo</text:span>, como <text:span text:style-name="Strong_20_Emphasis">estado del proceso</text:span>, como <text:span text:style-name="Strong_20_Emphasis">unidad mínima del cálculo vital</text:span>. Estas características no dependen de la forma del individuo ni de su nivel de complejidad: se aplican por igual a una molécula que se replica, a una célula, a un organismo multicelular o a un ser humano.</text:p>
      <text:p text:style-name="Text_20_body">A continuación presentamos las propiedades centrales que permiten al individuo cumplir su función dentro del sistema.</text:p>
      <text:p text:style-name="Horizontal_20_Line"/>
      <text:h text:style-name="Heading_20_2" text:outline-level="2"><text:span text:style-name="Strong_20_Emphasis">Singularidad: no hay dos iguales</text:span></text:h>
      <text:p text:style-name="Text_20_body">Cada individuo es único. No existe duplicación perfecta, ni repetición exacta, ni equivalencia funcional absoluta. Incluso cuando dos individuos parecen idénticos, sus historias, sus posiciones y sus posibilidades son distintas. Esta singularidad no es un accidente: es una condición necesaria para que el sistema pueda explorar el espacio de posibilidades sin redundancias ni solapamientos.</text:p>
      <text:p text:style-name="Text_20_body">La vida no crea copias.<text:line-break/>Crea variaciones.<text:line-break/>Crea diferencias.<text:line-break/>Crea caminos únicos.</text:p>
      <text:p text:style-name="Horizontal_20_Line"/>
      <text:h text:style-name="Heading_20_2" text:outline-level="2"><text:span text:style-name="Strong_20_Emphasis">No‑redundancia: cada uno realiza un trabajo único</text:span></text:h>
      <text:p text:style-name="Text_20_body">La singularidad conduce a una consecuencia profunda: <text:span text:style-name="Strong_20_Emphasis">ningún individuo puede sustituir a otro</text:span>. Cada individuo representa un estado específico del proceso, y solo él puede ejecutar la transición que le corresponde. Si un individuo desaparece, desaparece también la rama del cálculo que dependía de él.</text:p>
      <text:p text:style-name="Text_20_body">La aparente reemplazabilidad es solo eso: apariencia.<text:line-break/>En realidad, cada individuo es insustituible en su función.</text:p>
      <text:p text:style-name="Horizontal_20_Line"/>
      <text:h text:style-name="Heading_20_2" text:outline-level="2"><text:soft-page-break/><text:span text:style-name="Strong_20_Emphasis">Memoria fija: ADN como estado y como historia</text:span></text:h>
      <text:p text:style-name="Text_20_body">El individuo porta una memoria heredada que define su estado actual y su historia previa. Esta memoria es fija, limitada y suficiente. Antes de que el individuo exista, ya se sabe cuánta memoria necesitará; no puede ampliarla, no puede desbordarla, no puede modificarla <text:span text:style-name="T1">más allá de lo que el sistema permite.</text:span></text:p>
      <text:p text:style-name="Text_20_body">El individuo no acumula conocimiento.<text:line-break/>No aprende en el sentido profundo del sistema.<text:line-break/>Solo transmite lo que recibió, transformado por su posición.</text:p>
      <text:p text:style-name="Text_20_body">La vida recuerda a través de individuos, no dentro de ellos.</text:p>
      <text:p text:style-name="Horizontal_20_Line"/>
      <text:h text:style-name="Heading_20_2" text:outline-level="2"><text:span text:style-name="Strong_20_Emphasis">Operación trivial: el individuo nunca enfrenta complejidad</text:span></text:h>
      <text:p text:style-name="Text_20_body">La vida resuelve problemas inmensos, pero lo hace dividiéndolos en pasos tan simples que cualquier individuo puede ejecutarlos. Cada individuo realiza una operación elemental, mecánica, local. No necesita comprender el problema ni anticipar el resultado. Su tarea es tan pequeña que siempre puede completarla.</text:p>
      <text:p text:style-name="Text_20_body">La complejidad no está en el individuo.<text:line-break/>Está en la estructura del sistema.<text:line-break/>El individuo es simple porque debe ser simple.</text:p>
      <text:p text:style-name="Horizontal_20_Line"/>
      <text:h text:style-name="Heading_20_2" text:outline-level="2"><text:span text:style-name="Strong_20_Emphasis">Ciclo de vida: nacer, ejecutar, reproducirse, morir</text:span></text:h>
      <text:p text:style-name="Text_20_body">El individuo existe solo para cumplir su función. Su ciclo es breve y preciso:</text:p>
      <text:list xml:id="list499857617" text:style-name="L1">
        <text:list-item>
          <text:p text:style-name="P2"><text:span text:style-name="Strong_20_Emphasis">Nace</text:span> con una memoria heredada. </text:p>
        </text:list-item>
        <text:list-item>
          <text:p text:style-name="P2"><text:span text:style-name="Strong_20_Emphasis">Ejecuta</text:span> la operación que le corresponde. </text:p>
        </text:list-item>
        <text:list-item>
          <text:p text:style-name="P2"><text:span text:style-name="Strong_20_Emphasis">Reproduce</text:span> nuevos individuos que representan los estados siguientes. </text:p>
        </text:list-item>
        <text:list-item>
          <text:p text:style-name="P1"><text:span text:style-name="Strong_20_Emphasis">Muere</text:span>, dejando su lugar a la siguiente generación. </text:p>
        </text:list-item>
      </text:list>
      <text:p text:style-name="Text_20_body">El individuo no es un fin.<text:line-break/>Es un tránsito.<text:line-break/>Es un paso del proceso.</text:p>
      <text:p text:style-name="Horizontal_20_Line"/>
      <text:h text:style-name="Heading_20_2" text:outline-level="2"><text:span text:style-name="Strong_20_Emphasis">Irrelevancia consciente: la inteligencia no reside en ellos</text:span></text:h>
      <text:p text:style-name="Text_20_body">Si un individuo posee conciencia —como ocurre en organismos complejos— esa conciencia no participa en el cálculo vital. No influye en la dirección del proceso, no altera el resultado, no modifica <text:soft-page-break/>la estructura del sistema. La inteligencia del individuo, por sofisticada que parezca, es irrelevante para la inteligencia del sistema.</text:p>
      <text:p text:style-name="Text_20_body">La vida no piensa a través de las mentes.<text:line-break/>Piensa a través de la estructura.<text:line-break/>La conciencia es un fenómeno local, no un mecanismo global.</text:p>
      <text:p text:style-name="Horizontal_20_Line"/>
      <text:h text:style-name="Heading_20_2" text:outline-level="2"><text:span text:style-name="Strong_20_Emphasis">Intrascendencia de las acciones conscientes: el individuo vive en un “cajón de arena”</text:span></text:h>
      <text:p text:style-name="Text_20_body">Lo que un individuo pueda hacer conscientemente es intrascendente para el proceso vital. Sus decisiones, sus deseos, sus planes, sus errores, sus aciertos: nada de eso altera el cálculo global. El individuo actúa dentro de un espacio limitado, un “cajón de arena” donde puede moverse libremente sin afectar el funcionamiento del sistema.</text:p>
      <text:p text:style-name="Text_20_body">Esto no significa que la vida del individuo carezca de valor.<text:line-break/>Significa que su valor no reside en sus acciones conscientes.<text:line-break/>Su valor reside en su existencia misma, en su función dentro del proceso.</text:p>
      <text:p text:style-name="Text_20_body">El sistema protege su integridad manteniendo a los individuos aislados del núcleo del cálculo.<text:line-break/>La vida no arriesga su continuidad en manos de la conciencia.</text:p>
      <text:p text:style-name="Horizontal_20_Line"/>
      <text:h text:style-name="Heading_20_2" text:outline-level="2"><text:span text:style-name="Strong_20_Emphasis">Dependencia estructural: no existen fuera del sistema</text:span></text:h>
      <text:p text:style-name="Text_20_body">El individuo no tiene sentido fuera del proceso que lo genera. No puede existir aislado, no puede operar sin contexto, no puede definirse sin la red de estados que lo preceden y lo suceden. Su identidad depende completamente del sistema.</text:p>
      <text:p text:style-name="Text_20_body">El individuo es parte del sistema,<text:line-break/>expresión del sistema,<text:line-break/>y herramienta del sistema.</text:p>
      <text:p text:style-name="Text_20_body">No existe por sí mismo.<text:line-break/>Existe porque el proceso lo necesita.</text:p>
      <text:p text:style-name="Horizontal_20_Line"/>
      <text:h text:style-name="Heading_20_1" text:outline-level="1"><text:span text:style-name="Strong_20_Emphasis">Síntesis</text:span></text:h>
      <text:p text:style-name="Text_20_body">Las características principales del individuo pueden resumirse así:</text:p>
      <text:p text:style-name="Text_20_body"><text:span text:style-name="Strong_20_Emphasis">El individuo es una unidad única, irrepetible y no redundante, con memoria fija y función trivial, cuyo ciclo de vida consiste en ejecutar un paso del cálculo vital. Su conciencia —si la tiene— es irrelevante para el proceso, y sus acciones conscientes son intrascendentes: vive en un espacio </text:span><text:soft-page-break/><text:span text:style-name="Strong_20_Emphasis">seguro que no afecta al sistema. Su existencia depende completamente del proceso que lo genera, y su valor reside en ser un eslabón indispensable dentro de una estructura mayor.</text:span></text:p>
      <text:p text:style-name="Horizontal_20_Line"/>
      <text:p text:style-name="Text_20_body">Si quieres, avanzamos con la siguiente sección: <text:span text:style-name="Strong_20_Emphasis">2.5. El individuo como componente del sistema</text:span>, o ajustamos esta antes de continua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05T11:50:18.234000000</meta:creation-date>
    <dc:date>2026-01-05T11:58:05.941000000</dc:date>
    <meta:editing-duration>PT7M47S</meta:editing-duration>
    <meta:editing-cycles>1</meta:editing-cycles>
    <meta:document-statistic meta:table-count="0" meta:image-count="0" meta:object-count="0" meta:page-count="4" meta:paragraph-count="40" meta:word-count="926" meta:character-count="5956" meta:non-whitespace-character-count="5070"/>
    <meta:generator>LibreOffice/7.3.5.2$Windows_X86_64 LibreOffice_project/184fe81b8c8c30d8b5082578aee2fed2ea847c01</meta:generator>
  </office:meta>
</office:document-meta>
</file>